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04DAAAD892476518AE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1" table:style-name="ta1">
        <table:shapes>
          <draw:frame draw:z-index="0" draw:style-name="gr1" draw:text-style-name="P1" svg:width="153.53mm" svg:height="85.98mm" svg:x="142.87mm" svg:y="1.08mm">
            <loext:p draw:notify-on-update-of-ranges="A1.E1:A1.E1 A1.F2:A1.F3 A1.F1:A1.F1 A1.E2:A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画像 1" draw:style-name="gr2" draw:text-style-name="P1" svg:width="138.71mm" svg:height="13.9mm" svg:x="0mm" svg:y="0mm">
            <draw:image xlink:href="Pictures/10000000000003000000004DAAAD892476518AED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[A]</text:p>
          </table:table-cell>
          <table:table-cell office:value-type="string" calcext:value-type="string">
            <text:p>V[V]</text:p>
          </table:table-cell>
          <table:table-cell office:value-type="string" calcext:value-type="string">
            <text:p>L[m]</text:p>
          </table:table-cell>
          <table:table-cell office:value-type="string" calcext:value-type="string">
            <text:p>A[m^2]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ρ[Ωm]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53" calcext:value-type="float">
            <text:p>0.053</text:p>
          </table:table-cell>
          <table:table-cell table:formula="of:=0.000455*0.000455*PI()" office:value-type="float" office:value="0.000000650388219109427" calcext:value-type="float">
            <text:p>6.50388219109427E-07</text:p>
          </table:table-cell>
          <table:table-cell office:value-type="float" office:value="373.15" calcext:value-type="float">
            <text:p>373.15</text:p>
          </table:table-cell>
          <table:table-cell table:formula="of:=([.B2]*[.D2])/([.A2]*[.C2])" office:value-type="float" office:value="0.00000020247935123218" calcext:value-type="float">
            <text:p>2.02E-0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53" calcext:value-type="float">
            <text:p>0.053</text:p>
          </table:table-cell>
          <table:table-cell table:formula="of:=0.000455*0.000455*PI()" office:value-type="float" office:value="0.000000650388219109427" calcext:value-type="float">
            <text:p>6.50388219109427E-07</text:p>
          </table:table-cell>
          <table:table-cell office:value-type="float" office:value="373.15" calcext:value-type="float">
            <text:p>373.15</text:p>
          </table:table-cell>
          <table:table-cell table:formula="of:=([.B3]*[.D3])/([.A3]*[.C3])" office:value-type="float" office:value="0.000000231794543498119" calcext:value-type="float">
            <text:p>2.32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00/00/00</text:date>, <text:time style:data-style-name="N2" text:time-value="23:35:50.5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44:34.406000000</meta:creation-date>
    <dc:date>2017-11-12T23:48:39.147000000</dc:date>
    <meta:editing-duration>PT9H57M59S</meta:editing-duration>
    <meta:editing-cycles>13</meta:editing-cycles>
    <meta:generator>LibreOffice/5.2.3.3$Windows_x86 LibreOffice_project/d54a8868f08a7b39642414cf2c8ef2f228f780cf</meta:generator>
    <meta:document-statistic meta:table-count="1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54cm" svg:height="8.599cm" xlink:href=".." xlink:type="simple" chart:class="chart:scatter" chart:style-name="ch1">
        <chart:plot-area chart:style-name="ch2" table:cell-range-address="A1.E1:A1.F3" chart:data-source-has-labels="row" svg:x="1.301cm" svg:y="0.171cm" svg:width="13.746cm" svg:height="7.293cm">
          <chartooo:coordinate-region svg:x="2.134cm" svg:y="0.366cm" svg:width="12.197cm" svg:height="6.459cm"/>
          <chart:axis chart:dimension="x" chart:name="primary-x" chart:style-name="ch3">
            <chart:title svg:x="7.702cm" svg:y="7.636cm" chart:style-name="ch4">
              <text:p>ρ[Ωm]</text:p>
            </chart:title>
            <chart:grid chart:style-name="ch5" chart:class="major"/>
          </chart:axis>
          <chart:axis chart:dimension="y" chart:name="primary-y" chart:style-name="ch6">
            <chart:title svg:x="0.451cm" svg:y="4.174cm" chart:style-name="ch7">
              <text:p>T[K]</text:p>
            </chart:title>
            <chart:grid chart:style-name="ch5" chart:class="major"/>
          </chart:axis>
          <chart:series chart:style-name="ch8" chart:values-cell-range-address="A1.E2:A1.E3" chart:label-cell-address="A1.F1:A1.F1" chart:class="chart:scatter">
            <chart:domain table:cell-range-address="A1.F2:A1.F3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ρ[Ωm]</text:p>
                <draw:g>
                  <svg:desc>A1.F1: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20247935123218">
                <text:p>0.00000020247935123218</text:p>
                <draw:g>
                  <svg:desc>A1.F2:A1.F3</svg:desc>
                </draw:g>
              </table:table-cell>
              <table:table-cell office:value-type="float" office:value="373.15">
                <text:p>373.15</text:p>
                <draw:g>
                  <svg:desc>A1.E2:A1.E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231794543498119">
                <text:p>0.000000231794543498119</text:p>
              </table:table-cell>
              <table:table-cell office:value-type="float" office:value="373.15">
                <text:p>373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